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Notes" style:family="table">
      <style:table-properties style:width="29.965cm" fo:margin-left="0cm" fo:margin-right="10.65cm" table:align="margins"/>
    </style:style>
    <style:style style:name="Notes.A" style:family="table-column">
      <style:table-column-properties style:column-width="11.113cm" style:rel-column-width="1335*"/>
    </style:style>
    <style:style style:name="Notes.B" style:family="table-column">
      <style:table-column-properties style:column-width="18.852cm" style:rel-column-width="2265*"/>
    </style:style>
    <style:style style:name="No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otes.B1" style:family="table-cell">
      <style:table-cell-properties fo:padding="0.097cm" fo:border="0.002cm solid #000000"/>
    </style:style>
    <style:style style:name="Notes.A2" style:family="table-cell">
      <style:table-cell-properties fo:padding="0.097cm" fo:border-left="0.002cm solid #000000" fo:border-right="none" fo:border-top="none" fo:border-bottom="0.002cm solid #000000"/>
    </style:style>
    <style:style style:name="Notes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DejaVu Sans Mono" fo:font-size="18pt" style:font-size-asian="18pt" style:font-size-complex="18pt"/>
    </style:style>
    <style:style style:name="P2" style:family="paragraph" style:parent-style-name="Table_20_Heading">
      <style:text-properties style:font-name="DejaVu Sans Mono" fo:font-size="18pt" officeooo:paragraph-rsid="000fca38" style:font-size-asian="18pt" style:font-size-complex="18pt"/>
    </style:style>
    <style:style style:name="P3" style:family="paragraph" style:parent-style-name="Table_20_Contents">
      <style:text-properties style:font-name="DejaVu Sans Mono" fo:font-size="18pt" officeooo:paragraph-rsid="000fca38" style:font-size-asian="18pt" style:font-size-complex="18pt"/>
    </style:style>
    <style:style style:name="P4" style:family="paragraph" style:parent-style-name="Table_20_Contents">
      <style:text-properties fo:color="#ffff00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5" style:family="paragraph" style:parent-style-name="Table_20_Contents">
      <style:text-properties fo:color="#ffff00" style:font-name="DejaVu Sans Mono" fo:font-size="18pt" fo:font-weight="bold" officeooo:paragraph-rsid="0010b407" style:font-size-asian="18pt" style:font-weight-asian="bold" style:font-size-complex="18pt" style:font-weight-complex="bold"/>
    </style:style>
    <style:style style:name="P6" style:family="paragraph" style:parent-style-name="Table_20_Contents">
      <style:text-properties fo:color="#0066cc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7" style:family="paragraph" style:parent-style-name="Table_20_Contents">
      <style:text-properties fo:color="#cc0000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color="#00cc66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color="#cc00cc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fo:color="#66cc00" style:font-name="DejaVu Sans Mono"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fo:color="#0000cc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fo:color="#cc6600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fo:color="#00cccc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fo:color="#cc0066" style:font-name="DejaVu Sans Mono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fo:color="#00cc00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fo:color="#6600cc" style:font-name="DejaVu Sans Mono" fo:font-size="18pt" fo:font-weight="bold" officeooo:paragraph-rsid="000fca38" style:font-size-asian="18pt" style:font-weight-asian="bold" style:font-size-complex="18pt" style:font-weight-complex="bold"/>
    </style:style>
    <style:style style:name="P17" style:family="paragraph" style:parent-style-name="Table_20_Contents">
      <style:text-properties style:use-window-font-color="true" style:font-name="DejaVu Sans Mono" fo:font-size="18pt" fo:font-weight="bold" officeooo:paragraph-rsid="0010b407" style:font-size-asian="18pt" style:font-weight-asian="bold" style:font-size-complex="18pt" style:font-weight-complex="bold"/>
    </style:style>
    <style:style style:name="T1" style:family="text">
      <style:text-properties officeooo:rsid="000fca38"/>
    </style:style>
    <style:style style:name="T2" style:family="text">
      <style:text-properties fo:color="#cc00cc" officeooo:rsid="000fca38"/>
    </style:style>
    <style:style style:name="T3" style:family="text">
      <style:text-properties fo:color="#cc6600" officeooo:rsid="000fca38"/>
    </style:style>
    <style:style style:name="T4" style:family="text">
      <style:text-properties fo:color="#cc6600" officeooo:rsid="0010b407"/>
    </style:style>
    <style:style style:name="T5" style:family="text">
      <style:text-properties officeooo:rsid="0010b407"/>
    </style:style>
    <style:style style:name="T6" style:family="text">
      <style:text-properties style:use-window-font-color="true" officeooo:rsid="0010b407"/>
    </style:style>
    <style:style style:name="T7" style:family="text">
      <style:text-properties fo:color="#ffff00" officeooo:rsid="000fca38"/>
    </style:style>
    <style:style style:name="T8" style:family="text">
      <style:text-properties fo:color="#00cc66" officeooo:rsid="000fca38"/>
    </style:style>
    <style:style style:name="T9" style:family="text">
      <style:text-properties fo:color="#6600cc" officeooo:rsid="000fca38"/>
    </style:style>
    <style:style style:name="T10" style:family="text">
      <style:text-properties fo:color="#00cccc" officeooo:rsid="000fca38"/>
    </style:style>
    <style:style style:name="T11" style:family="text">
      <style:text-properties fo:color="#cc0066" officeooo:rsid="0010b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otes" table:style-name="Notes">
        <table:table-column table:style-name="Notes.A"/>
        <table:table-column table:style-name="Notes.B"/>
        <table:table-header-rows>
          <table:table-row>
            <table:table-cell table:style-name="Notes.A1" office:value-type="string">
              <text:p text:style-name="P2"><text:span text:style-name="T1">Note</text:span></text:p>
            </table:table-cell>
            <table:table-cell table:style-name="Notes.B1" office:value-type="string">
              <text:p text:style-name="P2"><text:span text:style-name="T1">Color+Symbol</text:span></text:p>
            </table:table-cell>
          </table:table-row>
        </table:table-header-rows>
        <table:table-row>
          <table:table-cell table:style-name="Notes.A2" office:value-type="string">
            <text:p text:style-name="P3"><text:span text:style-name="T1">C</text:span></text:p>
          </table:table-cell>
          <table:table-cell table:style-name="Notes.B2" office:value-type="string">
            <text:p text:style-name="P4"><text:span text:style-name="T1">—</text:span></text:p>
          </table:table-cell>
        </table:table-row>
        <table:table-row>
          <table:table-cell table:style-name="Notes.A2" office:value-type="string">
            <text:p text:style-name="P3"><text:span text:style-name="T1">C#</text:span></text:p>
          </table:table-cell>
          <table:table-cell table:style-name="Notes.B2" office:value-type="string">
            <text:p text:style-name="P6"><text:span text:style-name="T1">/</text:span></text:p>
          </table:table-cell>
        </table:table-row>
        <table:table-row>
          <table:table-cell table:style-name="Notes.A2" office:value-type="string">
            <text:p text:style-name="P3"><text:span text:style-name="T1">D</text:span></text:p>
          </table:table-cell>
          <table:table-cell table:style-name="Notes.B2" office:value-type="string">
            <text:p text:style-name="P7"><text:span text:style-name="T1">|</text:span></text:p>
          </table:table-cell>
        </table:table-row>
        <table:table-row>
          <table:table-cell table:style-name="Notes.A2" office:value-type="string">
            <text:p text:style-name="P3"><text:span text:style-name="T1">Eb</text:span></text:p>
          </table:table-cell>
          <table:table-cell table:style-name="Notes.B2" office:value-type="string">
            <text:p text:style-name="P8"><text:span text:style-name="T1">\</text:span></text:p>
          </table:table-cell>
        </table:table-row>
        <table:table-row>
          <table:table-cell table:style-name="Notes.A2" office:value-type="string">
            <text:p text:style-name="P3"><text:span text:style-name="T1">E</text:span></text:p>
          </table:table-cell>
          <table:table-cell table:style-name="Notes.B2" office:value-type="string">
            <text:p text:style-name="P9"><text:span text:style-name="T1">—</text:span></text:p>
          </table:table-cell>
        </table:table-row>
        <table:table-row>
          <table:table-cell table:style-name="Notes.A2" office:value-type="string">
            <text:p text:style-name="P3"><text:span text:style-name="T1">F</text:span></text:p>
          </table:table-cell>
          <table:table-cell table:style-name="Notes.B2" office:value-type="string">
            <text:p text:style-name="P10">/</text:p>
          </table:table-cell>
        </table:table-row>
        <table:table-row>
          <table:table-cell table:style-name="Notes.A2" office:value-type="string">
            <text:p text:style-name="P3"><text:span text:style-name="T1">F#</text:span></text:p>
          </table:table-cell>
          <table:table-cell table:style-name="Notes.B2" office:value-type="string">
            <text:p text:style-name="P11"><text:span text:style-name="T1">|</text:span></text:p>
          </table:table-cell>
        </table:table-row>
        <table:table-row>
          <table:table-cell table:style-name="Notes.A2" office:value-type="string">
            <text:p text:style-name="P3"><text:span text:style-name="T1">G</text:span></text:p>
          </table:table-cell>
          <table:table-cell table:style-name="Notes.B2" office:value-type="string">
            <text:p text:style-name="P12"><text:span text:style-name="T1">\</text:span></text:p>
          </table:table-cell>
        </table:table-row>
        <table:table-row>
          <table:table-cell table:style-name="Notes.A2" office:value-type="string">
            <text:p text:style-name="P3"><text:span text:style-name="T1">Ab</text:span></text:p>
          </table:table-cell>
          <table:table-cell table:style-name="Notes.B2" office:value-type="string">
            <text:p text:style-name="P13"><text:span text:style-name="T1">—</text:span></text:p>
          </table:table-cell>
        </table:table-row>
        <table:table-row>
          <table:table-cell table:style-name="Notes.A2" office:value-type="string">
            <text:p text:style-name="P3"><text:span text:style-name="T1">A</text:span></text:p>
          </table:table-cell>
          <table:table-cell table:style-name="Notes.B2" office:value-type="string">
            <text:p text:style-name="P14">/</text:p>
          </table:table-cell>
        </table:table-row>
        <table:table-row>
          <table:table-cell table:style-name="Notes.A2" office:value-type="string">
            <text:p text:style-name="P3"><text:span text:style-name="T1">Bb</text:span></text:p>
          </table:table-cell>
          <table:table-cell table:style-name="Notes.B2" office:value-type="string">
            <text:p text:style-name="P15"><text:span text:style-name="T1">|</text:span></text:p>
          </table:table-cell>
        </table:table-row>
        <table:table-row>
          <table:table-cell table:style-name="Notes.A2" office:value-type="string">
            <text:p text:style-name="P3"><text:span text:style-name="T1">B</text:span></text:p>
          </table:table-cell>
          <table:table-cell table:style-name="Notes.B2" office:value-type="string">
            <text:p text:style-name="P16"><text:span text:style-name="T1">\</text:span></text:p>
          </table:table-cell>
        </table:table-row>
      </table:table>
      <text:p text:style-name="P1"/>
      <text:p text:style-name="P5"><text:span text:style-name="T6">C major<text:tab/></text:span><text:span text:style-name="T1">—</text:span><text:span text:style-name="T2">—</text:span><text:span text:style-name="T3">\</text:span></text:p>
      <text:p text:style-name="P17"><text:span text:style-name="T5">C minor<text:tab/></text:span><text:span text:style-name="T7">—</text:span><text:span text:style-name="T8">\</text:span><text:span text:style-name="T3">\</text:span></text:p>
      <text:p text:style-name="P17"><text:span text:style-name="T5">E minor<text:tab/></text:span><text:span text:style-name="T2">—</text:span><text:span text:style-name="T3">\</text:span><text:span text:style-name="T9">\</text:span></text:p>
      <text:p text:style-name="P17"><text:span text:style-name="T5">E major<text:tab/></text:span><text:span text:style-name="T2">—</text:span><text:span text:style-name="T10">—</text:span><text:span text:style-name="T9">\</text:span></text:p>
      <text:p text:style-name="P17"><text:span text:style-name="T5">Asus2<text:tab/><text:tab/></text:span><text:span text:style-name="T11">/</text:span><text:span text:style-name="T9">\</text:span><text:span text:style-name="T2">—</text:span></text:p>
      <text:p text:style-name="P17"><text:span text:style-name="T5">Cmaj7no5<text:tab/></text:span><text:span text:style-name="T7">—</text:span><text:span text:style-name="T2">—</text:span><text:span text:style-name="T7">—</text:span><text:span text:style-name="T9">\</text:span></text:p>
      <text:p text:style-name="P17"><text:span text:style-name="T5">jm,mmjh bmgn<text:tab/></text:span><text:span text:style-name="T7">—</text:span><text:span text:style-name="T8">\</text:span><text:span text:style-name="T9">\</text:span></text:p>
      <text:p text:style-name="P1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6e6e6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raser</meta:initial-creator>
    <meta:creation-date>2011-05-01T07:22:56</meta:creation-date>
    <meta:document-statistic meta:table-count="1" meta:image-count="0" meta:object-count="0" meta:page-count="1" meta:paragraph-count="33" meta:word-count="51" meta:character-count="128"/>
    <dc:date>2011-05-01T08:06:13</dc:date>
    <dc:creator>David Fraser</dc:creator>
    <meta:editing-duration>PT00H12M36S</meta:editing-duration>
    <meta:editing-cycles>1</meta:editing-cycles>
    <meta:generator>OpenOffice.org/3.2$Linux OpenOffice.org_project/320m19$Build-9505</meta:generator>
  </office:meta>
</office:document-meta>
</file>